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3" style:family="paragraph" style:parent-style-name="Standard">
      <style:text-properties style:text-position="0% 100%" style:font-name="Trebuchet MS" style:text-underline-style="solid" style:text-underline-width="auto" style:text-underline-color="font-color"/>
    </style:style>
    <style:style style:name="P4" style:family="paragraph" style:parent-style-name="Standard">
      <style:text-properties style:font-name="Trebuchet MS" style:text-underline-style="none"/>
    </style:style>
    <style:style style:name="P5" style:family="paragraph" style:parent-style-name="Standard">
      <style:text-properties style:text-position="super 58%" style:font-name="Trebuchet MS" style:text-underline-style="none"/>
    </style:style>
    <style:style style:name="P6" style:family="paragraph" style:parent-style-name="Standard">
      <style:text-properties style:text-position="0% 100%" style:font-name="Trebuchet MS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Nathanael.francois@liafa.univ-paris-diderot.fr" text:style-name="Internet_20_link" text:visited-style-name="Visited_20_Internet_20_Link">Nathanael.francois@liafa.univ-paris-diderot.fr</text:a></text:p>
      <text:p text:style-name="P1"/>
      <text:p text:style-name="P2">Exercice 1 :</text:p>
      <text:p text:style-name="P4"/>
      <text:p text:style-name="P2"><text:span text:style-name="T1">n = 10</text:span><text:span text:style-name="T2">6</text:span><text:span text:style-name="T3"> <text:s/></text:span></text:p>
      <text:p text:style-name="P2"><text:span text:style-name="T3"><text:tab/>ordi 1 : 50 x 10</text:span><text:span text:style-name="T2">6</text:span><text:span text:style-name="T3"> x log</text:span><text:span text:style-name="T4">10</text:span><text:span text:style-name="T3"> 10</text:span><text:span text:style-name="T2">6</text:span><text:span text:style-name="T3"> = 3 x 10</text:span><text:span text:style-name="T2">8<text:tab/></text:span><text:span text:style-name="T3">→ 30 secondes</text:span></text:p>
      <text:p text:style-name="P2"><text:span text:style-name="T2"><text:tab/></text:span><text:span text:style-name="T3">ordi 2 : 10</text:span><text:span text:style-name="T2">12 <text:tab/></text:span><text:span text:style-name="T3">→ 1 000 secondes</text:span></text:p>
      <text:p text:style-name="P2"><text:span text:style-name="T3">n = 10</text:span><text:span text:style-name="T2">7</text:span><text:span text:style-name="T3"> </text:span></text:p>
      <text:p text:style-name="P2"><text:span text:style-name="T3"><text:tab/>ordi 1 : 50 x 10</text:span><text:span text:style-name="T2">7</text:span><text:span text:style-name="T3"> x log</text:span><text:span text:style-name="T4">10</text:span><text:span text:style-name="T3"> 10</text:span><text:span text:style-name="T2">7</text:span><text:span text:style-name="T3"> = 3,5 x 10</text:span><text:span text:style-name="T2">9<text:tab/></text:span><text:span text:style-name="T3">→ 350 secondes</text:span></text:p>
      <text:p text:style-name="P2"><text:span text:style-name="T2"><text:tab/></text:span><text:span text:style-name="T3">ordi 2 : 10</text:span><text:span text:style-name="T2">14<text:tab/></text:span><text:span text:style-name="T3">→ 100 000 secondes</text:span></text:p>
      <text:p text:style-name="P5"/>
      <text:p text:style-name="P3">Exercice 2 :</text:p>
      <text:p text:style-name="P6"/>
      <text:p text:style-name="P6">1/</text:p>
      <text:p text:style-name="P6">res = 0</text:p>
      <text:p text:style-name="P6">for i in range(0, length(p)) :</text:p>
      <text:p text:style-name="P6"><text:tab/>res += p[i] * x ** i</text:p>
      <text:p text:style-name="P6"/>
      <text:p text:style-name="P6">res = 0</text:p>
      <text:p text:style-name="P6">px = 1</text:p>
      <text:p text:style-name="P6">for i in range(0, length(p)) :</text:p>
      <text:p text:style-name="P6"><text:tab/>res += p[i] * px</text:p>
      <text:p text:style-name="P6"><text:tab/>px = x * px</text:p>
      <text:p text:style-name="P6"/>
      <text:p text:style-name="P6">2/</text:p>
      <text:p text:style-name="P6">Faire une puissance a comme complexité : téta log i</text:p>
      <text:p text:style-name="P6">Complexité : n log n</text:p>
      <text:p text:style-name="P6"/>
      <text:p text:style-name="P6">Complexité : 3n</text:p>
      <text:p text:style-name="P6"/>
      <text:p text:style-name="P6">3/</text:p>
      <text:p text:style-name="P6">Complexité : 2n</text:p>
      <text:p text:style-name="P6"/>
      <text:p text:style-name="P3">Exercice 3 :</text:p>
      <text:p text:style-name="P6"/>
      <text:p text:style-name="P6">1/</text:p>
      <text:p text:style-name="P6">def produit(p, q) :</text:p>
      <text:p text:style-name="P6"><text:tab/>r = [0]* (length(p)+length(q) -1) :</text:p>
      <text:p text:style-name="P6"><text:tab/>for i in range (0, length(p)) :</text:p>
      <text:p text:style-name="P6"><text:tab/><text:tab/> for j in range (0, length(q)) :</text:p>
      <text:p text:style-name="P6"><text:tab/><text:tab/><text:tab/>r[i+j] += P[i] * Q[j] </text:p>
      <text:p text:style-name="P6"><text:tab/>return r</text:p>
      <text:p text:style-name="P6"/>
      <text:p text:style-name="P6">Complexité : m x n</text:p>
      <text:p text:style-name="P6"/>
      <text:p text:style-name="P6">2/</text:p>
      <text:p text:style-name="P6">def produitRec(P, Q) : </text:p>
      <text:p text:style-name="P6"><text:tab/>if len(P) == 1 or len(Q) == 1 :</text:p>
      <text:p text:style-name="P6"><text:tab/><text:tab/>return P,Q</text:p>
      <text:p text:style-name="P6"><text:tab/>else :</text:p>
      <text:p text:style-name="P3"><text:span text:style-name="T1"><text:tab/><text:tab/>P</text:span><text:span text:style-name="T2">0</text:span><text:span text:style-name="T1"> = P[0, 2</text:span><text:span text:style-name="T2">log(len(P)-1))</text:span><text:span text:style-name="T1">]</text:span></text:p>
      <text:p text:style-name="P3"><text:span text:style-name="T1"><text:tab/><text:tab/>P</text:span><text:span text:style-name="T2">1</text:span><text:span text:style-name="T1"> = P[2</text:span><text:span text:style-name="T2">log(len(P)-1)</text:span><text:span text:style-name="T1">+len(p)-1]</text:span></text:p>
      <text:p text:style-name="P6"><text:soft-page-break/><text:tab/>Q idem …</text:p>
      <text:p text:style-name="P3"><text:span text:style-name="T1"><text:tab/>R1 = produitRec(P</text:span><text:span text:style-name="T2">0</text:span><text:span text:style-name="T1">, Q</text:span><text:span text:style-name="T2">0</text:span><text:span text:style-name="T1">)</text:span></text:p>
      <text:p text:style-name="P3"><text:span text:style-name="T1"><text:tab/>R2 = produitRec(P</text:span><text:span text:style-name="T2">1</text:span><text:span text:style-name="T1">, Q</text:span><text:span text:style-name="T2">0</text:span><text:span text:style-name="T1">)</text:span></text:p>
      <text:p text:style-name="P3"><text:span text:style-name="T1"><text:tab/>R3 = produitRec(P</text:span><text:span text:style-name="T2">0</text:span><text:span text:style-name="T1">, Q</text:span><text:span text:style-name="T2">1</text:span><text:span text:style-name="T1">)</text:span></text:p>
      <text:p text:style-name="P3"><text:span text:style-name="T1"><text:tab/>R4 = produitRec(P</text:span><text:span text:style-name="T2">1</text:span><text:span text:style-name="T1">, Q</text:span><text:span text:style-name="T2">1</text:span><text:span text:style-name="T1">)</text:span></text:p>
      <text:p text:style-name="P6"><text:tab/>R = [0] x (len(P) + len(Q) -1)</text:p>
      <text:p text:style-name="P3"><text:span text:style-name="T1"><text:tab/>R[i] += R</text:span><text:span text:style-name="T4">1</text:span><text:span text:style-name="T1">[i]</text:span></text:p>
      <text:p text:style-name="P3"><text:span text:style-name="T1"><text:tab/>R[i + 2</text:span><text:span text:style-name="T2">k-1</text:span><text:span text:style-name="T1">] = R</text:span><text:span text:style-name="T4">2</text:span><text:span text:style-name="T1">[i]+R</text:span><text:span text:style-name="T4">3</text:span><text:span text:style-name="T1">[i]</text:span></text:p>
      <text:p text:style-name="P3"><text:span text:style-name="T1"><text:tab/>R[ i + 2</text:span><text:span text:style-name="T2">k</text:span><text:span text:style-name="T1">] = R</text:span><text:span text:style-name="T4">4</text:span><text:span text:style-name="T1">[i]</text:span></text:p>
      <text:p text:style-name="P6"><text:tab/></text:p>
      <text:p text:style-name="P6"><text:tab/>return R</text:p>
      <text:p text:style-name="P6"/>
      <text:p text:style-name="P3"><text:span text:style-name="T1">Complexité : n</text:span><text:span text:style-name="T2">log</text:span><text:span text:style-name="T4">2</text:span><text:span text:style-name="T2">(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1-29T14:31:36.19</meta:creation-date>
    <dc:date>2015-02-17T17:21:24.91</dc:date>
    <dc:creator>Maxime Gallais-Jimenez</dc:creator>
    <meta:editing-duration>PT2H38M28S</meta:editing-duration>
    <meta:editing-cycles>36</meta:editing-cycles>
    <meta:generator>OpenOffice/4.1.1$Win32 OpenOffice.org_project/411m6$Build-9775</meta:generator>
    <meta:document-statistic meta:table-count="0" meta:image-count="0" meta:object-count="0" meta:page-count="2" meta:paragraph-count="52" meta:word-count="234" meta:character-count="1050"/>
  </office:meta>
</office:document-meta>
</file>